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2.6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Input_stage_bo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number-columns-repeated="1637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D:\Projekty\FAMO\LF_phase_detector\Input_stage\Input_stage.sch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3" office:value-type="string" calcext:value-type="string">
            <text:p>20.07.2023 13:49:09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5.1.12)-1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table:formula="of:=SUM([.B9:.B16])" office:value-type="float" office:value="14" calcext:value-type="float">
            <text:p>14</text:p>
          </table:table-cell>
          <table:table-cell table:number-columns-repeated="16382"/>
        </table:table-row>
        <table:table-row table:style-name="ro1" table:number-rows-repeated="2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n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 5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 5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9R9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3, R4, R5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LV3604DCKR</text:p>
          </table:table-cell>
          <table:table-cell table:style-name="ce4" office:value-type="string" calcext:value-type="string">
            <text:p>Comparator:LTC6754xSC6</text:p>
          </table:table-cell>
          <table:table-cell table:style-name="ce5" office:value-type="string" calcext:value-type="string">
            <text:p>Package_TO_SOT_SMD:SOT-363_SC-70-6</text:p>
          </table:table-cell>
          <table:table-cell table:style-name="ce4" office:value-type="string" calcext:value-type="string">
            <text:p>https://www.ti.com/lit/ds/symlink/tlv3604.pdf?ts=1689596308402&amp;ref_url=https%253A%252F%252Fwww.ti.com%252Fproduct%252FTLV3604</text:p>
          </table:table-cell>
          <table:table-cell table:style-name="ce4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1T13:41:46.556000000</dc:date>
    <meta:editing-duration>PT57M19S</meta:editing-duration>
    <meta:editing-cycles>2</meta:editing-cycles>
    <meta:generator>LibreOffice/7.5.1.2$Windows_X86_64 LibreOffice_project/fcbaee479e84c6cd81291587d2ee68cba099e129</meta:generator>
    <meta:document-statistic meta:table-count="1" meta:cell-count="73" meta:object-count="0"/>
  </office:meta>
</office:document-meta>
</file>